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200000102A8EC7BD123F96177.png" manifest:media-type="image/png"/>
  <manifest:file-entry manifest:full-path="Pictures/10000BBF00000D5500000D553859579E1F8BEE1D.svg" manifest:media-type="image/svg+xml"/>
  <manifest:file-entry manifest:full-path="Pictures/1000020100000102000001022095663C81C338EB.png" manifest:media-type="image/png"/>
  <manifest:file-entry manifest:full-path="Pictures/10000201000002C3000002C32DC018794E1BFD47.png" manifest:media-type="image/png"/>
  <manifest:file-entry manifest:full-path="Pictures/1000062400000D5500000D55C697EC7D26E5D56B.svg" manifest:media-type="image/svg+xml"/>
  <manifest:file-entry manifest:full-path="Pictures/100002010000010200000102C4EA239D9B4848EA.png" manifest:media-type="image/png"/>
  <manifest:file-entry manifest:full-path="Pictures/100002010000010200000102FFED108FF1F3C97E.png" manifest:media-type="image/png"/>
  <manifest:file-entry manifest:full-path="Pictures/10000D6000000D5500000D5596CD910DD72D5ACF.svg" manifest:media-type="image/svg+xml"/>
  <manifest:file-entry manifest:full-path="Pictures/100002010000010200000102A4F0312E34F85DDC.png" manifest:media-type="image/png"/>
  <manifest:file-entry manifest:full-path="Pictures/100002010000010200000102C1DCA2610B2A965F.png" manifest:media-type="image/png"/>
  <manifest:file-entry manifest:full-path="Pictures/10003D1900000D5500000D558D0589674148F113.svg" manifest:media-type="image/svg+xml"/>
  <manifest:file-entry manifest:full-path="Pictures/10000201000001020000010241BAC9A2D55F223A.png" manifest:media-type="image/png"/>
  <manifest:file-entry manifest:full-path="Pictures/1000425100000D5500000D55E69FE583DE54CA8E.svg" manifest:media-type="image/svg+xml"/>
  <manifest:file-entry manifest:full-path="Pictures/1000CFC500000D5500000D5519FE25BF1071ADA9.svg" manifest:media-type="image/svg+xml"/>
  <manifest:file-entry manifest:full-path="Pictures/1000101D00000EF100000EF1FF3267FAB60FBA92.svg" manifest:media-type="image/svg+xml"/>
  <manifest:file-entry manifest:full-path="Pictures/100002010000012100000121E76558A9BDEB0CB4.png" manifest:media-type="image/png"/>
  <manifest:file-entry manifest:full-path="Pictures/10000B7E00000D5500000D5595A55861EC222DAD.svg" manifest:media-type="image/svg+xml"/>
  <manifest:file-entry manifest:full-path="Pictures/10000D6900003974000039746A2938631C80936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ato" svg:font-family="Lato"/>
    <style:font-face style:name="Noto Sans CJK SC Normal" svg:font-family="'Noto Sans CJK SC Normal'" style:font-family-generic="swiss"/>
    <style:font-face style:name="Noto Sans Devanagari1" svg:font-family="'Noto Sans Devanagari'" style:font-family-generic="swiss"/>
    <style:font-face style:name="Cantarell" svg:font-family="Cantarell" style:font-pitch="variable"/>
    <style:font-face style:name="Fira Code" svg:font-family="'Fira Code'" style:font-adornments="Medium" style:font-pitch="variable"/>
    <style:font-face style:name="Lato1" svg:font-family="Lato" style:font-pitch="variable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Cantarell1" svg:font-family="Cantarell" style:font-adornments="Regular" style:font-family-generic="swiss" style:font-pitch="variable"/>
    <style:font-face style:name="Lato2" svg:font-family="La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adornments="Regular" style:font-family-generic="swiss" style:font-pitch="variable"/>
    <style:font-face style:name="Noto Sans CJK SC Light1" svg:font-family="'Noto Sans CJK SC Light'" style:font-family-generic="swiss" style:font-pitch="variable"/>
    <style:font-face style:name="Noto Sans CJK SC Light" svg:font-family="'Noto Sans CJK SC Light'" style:font-adornments="Regular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Medium" svg:font-family="'Noto Sans Medium'" style:font-adornments="Medium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bd3" officeooo:paragraph-rsid="000c2bd3"/>
    </style:style>
    <style:style style:name="P2" style:family="paragraph" style:parent-style-name="Standard">
      <style:text-properties officeooo:rsid="000c2bd3" officeooo:paragraph-rsid="00534c14"/>
    </style:style>
    <style:style style:name="P3" style:family="paragraph" style:parent-style-name="Standard">
      <style:text-properties fo:font-weight="normal" officeooo:rsid="000c919f" officeooo:paragraph-rsid="000c919f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49.999cm" style:type="center"/>
        </style:tab-stops>
      </style:paragraph-properties>
      <style:text-properties fo:font-weight="normal" officeooo:rsid="000c919f" officeooo:paragraph-rsid="004c0f95" style:font-weight-asian="normal" style:font-weight-complex="normal"/>
    </style:style>
    <style:style style:name="P5" style:family="paragraph" style:parent-style-name="Standard">
      <style:text-properties fo:font-weight="normal" officeooo:rsid="000c919f" officeooo:paragraph-rsid="00534c14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49.999cm" style:type="center"/>
        </style:tab-stops>
      </style:paragraph-properties>
      <style:text-properties style:font-name="Noto Sans" fo:font-size="10.5pt" officeooo:rsid="0047bbc2" officeooo:paragraph-rsid="00522784" style:font-name-asian="Noto Sans CJK SC"/>
    </style:style>
    <style:style style:name="P7" style:family="paragraph" style:parent-style-name="Standard">
      <style:paragraph-properties>
        <style:tab-stops>
          <style:tab-stop style:position="49.999cm" style:type="center"/>
        </style:tab-stops>
      </style:paragraph-properties>
      <style:text-properties style:font-name="Noto Sans" fo:font-size="10.5pt" officeooo:rsid="0047bbc2" officeooo:paragraph-rsid="00534c14" style:font-name-asian="Noto Sans CJK SC"/>
    </style:style>
    <style:style style:name="P8" style:family="paragraph" style:parent-style-name="Standard">
      <style:text-properties officeooo:paragraph-rsid="0047bbc2"/>
    </style:style>
    <style:style style:name="P9" style:family="paragraph" style:parent-style-name="Standard">
      <style:paragraph-properties>
        <style:tab-stops>
          <style:tab-stop style:position="49.999cm" style:type="center"/>
        </style:tab-stops>
      </style:paragraph-properties>
      <style:text-properties officeooo:rsid="000c919f" officeooo:paragraph-rsid="004ac21c"/>
    </style:style>
    <style:style style:name="P10" style:family="paragraph" style:parent-style-name="Standard">
      <style:paragraph-properties>
        <style:tab-stops>
          <style:tab-stop style:position="49.999cm" style:type="center"/>
        </style:tab-stops>
      </style:paragraph-properties>
      <style:text-properties officeooo:rsid="000c919f" officeooo:paragraph-rsid="004c0f95"/>
    </style:style>
    <style:style style:name="P11" style:family="paragraph" style:parent-style-name="Standard">
      <style:text-properties style:font-name="Noto Sans Light" officeooo:rsid="00492171" officeooo:paragraph-rsid="00492171"/>
    </style:style>
    <style:style style:name="P12" style:family="paragraph" style:parent-style-name="Standard">
      <style:text-properties style:font-name="Noto Sans Light" officeooo:rsid="0049a86f" officeooo:paragraph-rsid="0049a86f"/>
    </style:style>
    <style:style style:name="P13" style:family="paragraph" style:parent-style-name="Standard">
      <style:text-properties style:font-name="Noto Sans Light" officeooo:rsid="000abb64" officeooo:paragraph-rsid="00509777"/>
    </style:style>
    <style:style style:name="P14" style:family="paragraph" style:parent-style-name="Standard">
      <style:paragraph-properties>
        <style:tab-stops>
          <style:tab-stop style:position="49.999cm" style:type="center"/>
        </style:tab-stops>
      </style:paragraph-properties>
      <style:text-properties officeooo:paragraph-rsid="00534c14"/>
    </style:style>
    <style:style style:name="P15" style:family="paragraph" style:parent-style-name="Standard">
      <style:text-properties officeooo:paragraph-rsid="00534c14"/>
    </style:style>
    <style:style style:name="P16" style:family="paragraph" style:parent-style-name="Standard">
      <style:paragraph-properties fo:margin-top="0.275cm" fo:margin-bottom="0.083cm" style:contextual-spacing="false" style:vertical-align="middle">
        <style:tab-stops>
          <style:tab-stop style:position="49.999cm" style:type="center"/>
        </style:tab-stops>
      </style:paragraph-properties>
      <style:text-properties officeooo:rsid="000abb64" officeooo:paragraph-rsid="000c2bd3"/>
    </style:style>
    <style:style style:name="P17" style:family="paragraph" style:parent-style-name="Standard">
      <style:paragraph-properties fo:margin-top="0.275cm" fo:margin-bottom="0.083cm" style:contextual-spacing="false" style:vertical-align="middle">
        <style:tab-stops>
          <style:tab-stop style:position="49.999cm" style:type="center"/>
        </style:tab-stops>
      </style:paragraph-properties>
      <style:text-properties officeooo:rsid="000abb64" officeooo:paragraph-rsid="00534c14"/>
    </style:style>
    <style:style style:name="P18" style:family="paragraph" style:parent-style-name="Standard">
      <style:paragraph-properties fo:margin-top="0.275cm" fo:margin-bottom="0.083cm" style:contextual-spacing="false" style:vertical-align="middle">
        <style:tab-stops>
          <style:tab-stop style:position="49.999cm" style:type="center"/>
        </style:tab-stops>
      </style:paragraph-properties>
      <style:text-properties officeooo:paragraph-rsid="001f27ef"/>
    </style:style>
    <style:style style:name="P19" style:family="paragraph" style:parent-style-name="Standard">
      <style:paragraph-properties fo:margin-top="0.275cm" fo:margin-bottom="0.083cm" style:contextual-spacing="false" style:vertical-align="middle">
        <style:tab-stops>
          <style:tab-stop style:position="49.999cm" style:type="center"/>
        </style:tab-stops>
      </style:paragraph-properties>
      <style:text-properties officeooo:paragraph-rsid="00534c14"/>
    </style:style>
    <style:style style:name="P20" style:family="paragraph" style:parent-style-name="Standard" style:master-page-name="">
      <style:paragraph-properties fo:margin-top="0cm" fo:margin-bottom="0.083cm" style:contextual-spacing="false" fo:text-align="justify" style:justify-single-word="false" style:page-number="auto" style:vertical-align="middle">
        <style:tab-stops>
          <style:tab-stop style:position="49.999cm" style:type="center"/>
        </style:tab-stops>
      </style:paragraph-properties>
      <style:text-properties officeooo:paragraph-rsid="001e9b77"/>
    </style:style>
    <style:style style:name="P21" style:family="paragraph" style:parent-style-name="Standard" style:master-page-name="">
      <style:paragraph-properties fo:margin-top="0cm" fo:margin-bottom="0.083cm" style:contextual-spacing="false" fo:text-align="justify" style:justify-single-word="false" style:page-number="auto" style:vertical-align="middle">
        <style:tab-stops>
          <style:tab-stop style:position="49.999cm" style:type="center"/>
        </style:tab-stops>
      </style:paragraph-properties>
      <style:text-properties officeooo:paragraph-rsid="00534c14"/>
    </style:style>
    <style:style style:name="P22" style:family="paragraph" style:parent-style-name="Standard">
      <style:paragraph-properties fo:margin-top="0.109cm" fo:margin-bottom="0.22cm" style:contextual-spacing="false" fo:padding="0.049cm" fo:border-left="none" fo:border-right="none" fo:border-top="none" fo:border-bottom="0.06pt solid #000000" style:vertical-align="middle"/>
      <style:text-properties style:font-name="Cantarell" fo:font-size="15pt" fo:font-weight="normal" officeooo:paragraph-rsid="0032f19a" style:font-name-asian="Cantarel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top="0.109cm" fo:margin-bottom="0.22cm" style:contextual-spacing="false" fo:padding="0.049cm" fo:border-left="none" fo:border-right="none" fo:border-top="none" fo:border-bottom="0.06pt solid #000000" style:vertical-align="middle"/>
      <style:text-properties style:font-name="Cantarell" fo:font-size="15pt" fo:font-weight="normal" officeooo:paragraph-rsid="00534c14" style:font-name-asian="Cantarell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top="0.109cm" fo:margin-bottom="0.22cm" style:contextual-spacing="false" fo:padding="0.049cm" fo:border-left="none" fo:border-right="none" fo:border-top="none" fo:border-bottom="0.06pt solid #000000" style:vertical-align="middle"/>
      <style:text-properties style:font-name="Cantarell" fo:font-size="15pt" fo:font-weight="normal" officeooo:rsid="000c2bd3" officeooo:paragraph-rsid="000c2bd3" style:font-name-asian="Cantarell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top="0.109cm" fo:margin-bottom="0.22cm" style:contextual-spacing="false" fo:padding="0.049cm" fo:border-left="none" fo:border-right="none" fo:border-top="none" fo:border-bottom="0.06pt solid #000000" style:vertical-align="middle"/>
      <style:text-properties style:font-name="Cantarell" fo:font-size="15pt" fo:font-weight="normal" officeooo:rsid="000c2bd3" officeooo:paragraph-rsid="00534c14" style:font-name-asian="Cantarell" style:font-size-asian="15pt" style:font-weight-asian="normal" style:font-size-complex="15pt" style:font-weight-complex="normal"/>
    </style:style>
    <style:style style:name="P26" style:family="paragraph" style:parent-style-name="Standard" style:master-page-name="">
      <style:paragraph-properties fo:margin-top="0.109cm" fo:margin-bottom="0.22cm" style:contextual-spacing="false" style:page-number="auto" fo:padding="0.049cm" fo:border-left="none" fo:border-right="none" fo:border-top="none" fo:border-bottom="0.06pt solid #000000" style:vertical-align="middle"/>
      <style:text-properties style:font-name="Cantarell" fo:font-size="15pt" fo:font-weight="normal" officeooo:paragraph-rsid="001e9b77" style:font-name-asian="Cantarell" style:font-size-asian="15pt" style:font-weight-asian="normal" style:font-size-complex="15pt" style:font-weight-complex="normal"/>
    </style:style>
    <style:style style:name="P27" style:family="paragraph" style:parent-style-name="Standard" style:master-page-name="">
      <style:paragraph-properties fo:margin-top="0.109cm" fo:margin-bottom="0.22cm" style:contextual-spacing="false" style:page-number="auto" fo:padding="0.049cm" fo:border-left="none" fo:border-right="none" fo:border-top="none" fo:border-bottom="0.06pt solid #000000" style:vertical-align="middle"/>
      <style:text-properties style:font-name="Cantarell" fo:font-size="15pt" fo:font-weight="normal" officeooo:paragraph-rsid="00534c14" style:font-name-asian="Cantarell" style:font-size-asian="15pt" style:font-weight-asian="normal" style:font-size-complex="15pt" style:font-weight-complex="normal"/>
    </style:style>
    <style:style style:name="P28" style:family="paragraph" style:parent-style-name="Standard" style:master-page-name="">
      <style:paragraph-properties fo:margin-top="0.109cm" fo:margin-bottom="0.22cm" style:contextual-spacing="false" style:page-number="auto" fo:padding="0.049cm" fo:border-left="none" fo:border-right="none" fo:border-top="none" fo:border-bottom="0.06pt solid #000000" style:vertical-align="middle"/>
      <style:text-properties style:font-name="Cantarell" fo:font-size="15pt" fo:font-weight="normal" officeooo:rsid="000c919f" officeooo:paragraph-rsid="0032f19a" style:font-name-asian="Cantarell" style:font-size-asian="15pt" style:font-weight-asian="normal" style:font-size-complex="15pt" style:font-weight-complex="normal"/>
    </style:style>
    <style:style style:name="P29" style:family="paragraph" style:parent-style-name="Standard" style:master-page-name="">
      <style:paragraph-properties fo:margin-top="0.109cm" fo:margin-bottom="0.22cm" style:contextual-spacing="false" style:page-number="auto" fo:padding="0.049cm" fo:border-left="none" fo:border-right="none" fo:border-top="none" fo:border-bottom="0.06pt solid #000000" style:vertical-align="middle"/>
      <style:text-properties style:font-name="Cantarell" fo:font-size="15pt" fo:font-weight="normal" officeooo:rsid="000c919f" officeooo:paragraph-rsid="00534c14" style:font-name-asian="Cantarell" style:font-size-asian="15pt" style:font-weight-asian="normal" style:font-size-complex="15pt" style:font-weight-complex="normal"/>
    </style:style>
    <style:style style:name="P30" style:family="paragraph" style:parent-style-name="Standard" style:master-page-name="">
      <style:paragraph-properties style:page-number="auto" style:vertical-align="middle">
        <style:tab-stops>
          <style:tab-stop style:position="49.999cm" style:type="center"/>
        </style:tab-stops>
      </style:paragraph-properties>
    </style:style>
    <style:style style:name="P31" style:family="paragraph" style:parent-style-name="Standard" style:list-style-name="List_20_1">
      <style:text-properties officeooo:paragraph-rsid="005537aa"/>
    </style:style>
    <style:style style:name="P32" style:family="paragraph" style:parent-style-name="Standard" style:list-style-name="List_20_1">
      <style:paragraph-properties>
        <style:tab-stops/>
      </style:paragraph-properties>
      <style:text-properties style:font-name="Noto Sans Light" officeooo:rsid="000abb64" officeooo:paragraph-rsid="000c2bd3"/>
    </style:style>
    <style:style style:name="P33" style:family="paragraph" style:parent-style-name="Standard" style:list-style-name="List_20_1">
      <style:paragraph-properties>
        <style:tab-stops/>
      </style:paragraph-properties>
      <style:text-properties style:font-name="Noto Sans Light" officeooo:rsid="000abb64" officeooo:paragraph-rsid="00534c14"/>
    </style:style>
    <style:style style:name="P34" style:family="paragraph" style:parent-style-name="Standard" style:list-style-name="List_20_1">
      <style:text-properties style:font-name="Noto Sans Light" officeooo:paragraph-rsid="004c0f95"/>
    </style:style>
    <style:style style:name="P35" style:family="paragraph" style:parent-style-name="Standard" style:list-style-name="List_20_1">
      <style:text-properties style:font-name="Noto Sans Light" fo:font-weight="normal" officeooo:rsid="000d484e" officeooo:paragraph-rsid="000d484e" style:font-weight-asian="normal" style:font-weight-complex="normal"/>
    </style:style>
    <style:style style:name="P36" style:family="paragraph" style:parent-style-name="Standard" style:list-style-name="List_20_1">
      <style:text-properties style:font-name="Noto Sans Light" fo:font-weight="normal" officeooo:rsid="000d484e" officeooo:paragraph-rsid="004c0f95" style:font-weight-asian="normal" style:font-weight-complex="normal"/>
    </style:style>
    <style:style style:name="P37" style:family="paragraph" style:parent-style-name="Standard" style:list-style-name="List_20_1">
      <style:text-properties style:font-name="Noto Sans Light" fo:font-weight="normal" officeooo:rsid="000d484e" officeooo:paragraph-rsid="0014dbce" style:font-weight-asian="normal" style:font-weight-complex="normal"/>
    </style:style>
    <style:style style:name="P38" style:family="paragraph" style:parent-style-name="Standard" style:list-style-name="List_20_1">
      <style:text-properties style:font-name="Noto Sans Light" fo:font-weight="normal" officeooo:rsid="000d484e" officeooo:paragraph-rsid="004de492" style:font-weight-asian="normal" style:font-weight-complex="normal"/>
    </style:style>
    <style:style style:name="P39" style:family="paragraph" style:parent-style-name="Standard" style:list-style-name="List_20_1">
      <style:text-properties style:font-name="Noto Sans Light" officeooo:rsid="000d484e" officeooo:paragraph-rsid="000d484e"/>
    </style:style>
    <style:style style:name="P40" style:family="paragraph" style:parent-style-name="Standard" style:list-style-name="List_20_1">
      <style:text-properties officeooo:rsid="000d484e" officeooo:paragraph-rsid="0058a314"/>
    </style:style>
    <style:style style:name="P41" style:family="paragraph" style:parent-style-name="Standard" style:list-style-name="List_20_1">
      <style:text-properties officeooo:rsid="000d484e" officeooo:paragraph-rsid="005537aa"/>
    </style:style>
    <style:style style:name="P42" style:family="paragraph" style:parent-style-name="Standard" style:list-style-name="List_20_1">
      <style:text-properties fo:font-weight="normal" officeooo:rsid="000d484e" style:font-weight-asian="normal" style:font-weight-complex="normal"/>
    </style:style>
    <style:style style:name="P43" style:family="paragraph" style:parent-style-name="Standard" style:list-style-name="List_20_1">
      <style:text-properties fo:font-weight="normal" officeooo:rsid="000d484e" officeooo:paragraph-rsid="005537aa" style:font-weight-asian="normal" style:font-weight-complex="normal"/>
    </style:style>
    <style:style style:name="P44" style:family="paragraph" style:parent-style-name="Standard" style:list-style-name="List_20_1" style:master-page-name="">
      <style:paragraph-properties fo:margin-top="0.22cm" fo:margin-bottom="0.055cm" style:contextual-spacing="false" style:page-number="auto">
        <style:tab-stops/>
      </style:paragraph-properties>
      <style:text-properties fo:font-size="11pt" fo:font-weight="bold" officeooo:rsid="000abb64" officeooo:paragraph-rsid="0020f1ff" style:font-size-asian="11pt" style:font-weight-asian="bold" style:font-size-complex="11pt" style:font-weight-complex="bold"/>
    </style:style>
    <style:style style:name="P45" style:family="paragraph" style:parent-style-name="Standard" style:list-style-name="List_20_1" style:master-page-name="">
      <style:paragraph-properties fo:margin-top="0.22cm" fo:margin-bottom="0.055cm" style:contextual-spacing="false" style:page-number="auto">
        <style:tab-stops/>
      </style:paragraph-properties>
      <style:text-properties fo:font-size="11pt" fo:font-weight="bold" officeooo:rsid="000abb64" officeooo:paragraph-rsid="00534c14" style:font-size-asian="11pt" style:font-weight-asian="bold" style:font-size-complex="11pt" style:font-weight-complex="bold"/>
    </style:style>
    <style:style style:name="P46" style:family="paragraph" style:parent-style-name="Standard" style:list-style-name="List_20_1">
      <style:paragraph-properties fo:margin-top="0.22cm" fo:margin-bottom="0.055cm" style:contextual-spacing="false">
        <style:tab-stops/>
      </style:paragraph-properties>
      <style:text-properties fo:font-weight="bold" officeooo:rsid="000abb64" officeooo:paragraph-rsid="0020f1ff" style:font-weight-asian="bold" style:font-weight-complex="bold"/>
    </style:style>
    <style:style style:name="P47" style:family="paragraph" style:parent-style-name="Standard" style:list-style-name="List_20_1">
      <style:paragraph-properties fo:margin-top="0.22cm" fo:margin-bottom="0.055cm" style:contextual-spacing="false">
        <style:tab-stops/>
      </style:paragraph-properties>
      <style:text-properties fo:font-weight="bold" officeooo:rsid="000abb64" officeooo:paragraph-rsid="00534c14" style:font-weight-asian="bold" style:font-weight-complex="bold"/>
    </style:style>
    <style:style style:name="P48" style:family="paragraph" style:parent-style-name="Standard" style:master-page-name="">
      <style:paragraph-properties style:page-number="auto" fo:break-before="page" style:vertical-align="middle">
        <style:tab-stops>
          <style:tab-stop style:position="49.999cm" style:type="center"/>
        </style:tab-stops>
      </style:paragraph-properties>
      <style:text-properties officeooo:paragraph-rsid="0059bda6"/>
    </style:style>
    <style:style style:name="T1" style:family="text">
      <style:text-properties officeooo:rsid="000c2b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919f" style:font-weight-asian="normal" style:font-weight-complex="normal"/>
    </style:style>
    <style:style style:name="T5" style:family="text">
      <style:text-properties fo:font-weight="normal" officeooo:rsid="000d484e" style:font-weight-asian="normal" style:font-weight-complex="normal"/>
    </style:style>
    <style:style style:name="T6" style:family="text">
      <style:text-properties fo:font-weight="normal" officeooo:rsid="000f66c2" style:font-weight-asian="normal" style:font-weight-complex="normal"/>
    </style:style>
    <style:style style:name="T7" style:family="text">
      <style:text-properties fo:font-weight="normal" officeooo:rsid="0012e0ea" style:font-weight-asian="normal" style:font-weight-complex="normal"/>
    </style:style>
    <style:style style:name="T8" style:family="text">
      <style:text-properties fo:font-weight="normal" officeooo:rsid="004de492" style:font-weight-asian="normal" style:font-weight-complex="normal"/>
    </style:style>
    <style:style style:name="T9" style:family="text">
      <style:text-properties style:font-name="Lato" fo:font-weight="bold" officeooo:rsid="001f27ef" style:font-weight-asian="bold" style:font-weight-complex="bold"/>
    </style:style>
    <style:style style:name="T10" style:family="text">
      <style:text-properties style:font-name="Lato" officeooo:rsid="001f27ef"/>
    </style:style>
    <style:style style:name="T11" style:family="text">
      <style:text-properties style:font-name="Lato" officeooo:rsid="0020f1ff"/>
    </style:style>
    <style:style style:name="T12" style:family="text">
      <style:text-properties style:font-name="Lato" fo:font-size="11pt" officeooo:rsid="001f27ef" style:font-size-asian="11pt" style:font-size-complex="11pt"/>
    </style:style>
    <style:style style:name="T13" style:family="text">
      <style:text-properties style:font-name="Lato" fo:font-size="11pt" officeooo:rsid="0020f1ff" style:font-size-asian="11pt" style:font-size-complex="11pt"/>
    </style:style>
    <style:style style:name="T14" style:family="text">
      <style:text-properties style:font-name="Lato1" fo:font-weight="bold" style:font-weight-asian="bold" style:font-weight-complex="bold"/>
    </style:style>
    <style:style style:name="T15" style:family="text">
      <style:text-properties fo:color="#808080" loext:opacity="100%" style:font-name="Fira Code" fo:font-size="9pt" style:text-underline-style="none" style:font-size-asian="9pt" style:font-size-complex="9pt"/>
    </style:style>
    <style:style style:name="T16" style:family="text">
      <style:text-properties fo:color="#808080" loext:opacity="100%" style:font-name="Fira Code" fo:font-size="9pt" style:text-underline-style="none" officeooo:rsid="000c2bd3" style:font-size-asian="9pt" style:font-size-complex="9pt"/>
    </style:style>
    <style:style style:name="T17" style:family="text">
      <style:text-properties fo:color="#808080" loext:opacity="100%" fo:font-weight="normal" style:font-weight-asian="normal" style:font-weight-complex="normal"/>
    </style:style>
    <style:style style:name="T18" style:family="text">
      <style:text-properties fo:color="#808080" loext:opacity="100%" style:font-name="Noto Sans Light" fo:font-size="10.5pt" style:text-underline-style="solid" style:text-underline-width="auto" style:text-underline-color="font-color" officeooo:rsid="0047bbc2" style:font-name-asian="Noto Sans CJK SC"/>
    </style:style>
    <style:style style:name="T19" style:family="text">
      <style:text-properties fo:color="#808080" loext:opacity="100%" style:font-name="Noto Sans Light" fo:font-size="10.5pt" style:text-underline-style="solid" style:text-underline-width="auto" style:text-underline-color="font-color" officeooo:rsid="0047bbc2" style:font-name-asian="Noto Sans CJK SC Light1"/>
    </style:style>
    <style:style style:name="T20" style:family="text">
      <style:text-properties fo:color="#808080" loext:opacity="100%" style:font-name="Noto Sans Light" fo:font-size="10.5pt" officeooo:rsid="0047bbc2" style:font-name-asian="Noto Sans CJK SC"/>
    </style:style>
    <style:style style:name="T21" style:family="text">
      <style:text-properties fo:color="#808080" loext:opacity="100%" style:font-name="Noto Sans Light" fo:font-size="10.5pt" fo:language="zxx" fo:country="none" style:text-underline-style="solid" style:text-underline-width="auto" style:text-underline-color="font-color" fo:font-weight="normal" officeooo:rsid="004de492" style:font-name-asian="Noto Sans CJK SC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color="#808080" loext:opacity="100%" style:font-name="Noto Sans Light" fo:font-weight="normal" style:font-weight-asian="normal" style:font-weight-complex="normal"/>
    </style:style>
    <style:style style:name="T23" style:family="text">
      <style:text-properties fo:color="#808080" loext:opacity="100%" style:font-name="Noto Sans Light" fo:font-weight="normal" officeooo:rsid="004de492" style:font-weight-asian="normal" style:font-weight-complex="normal"/>
    </style:style>
    <style:style style:name="T24" style:family="text">
      <style:text-properties fo:color="#808080" loext:opacity="100%" style:font-name="Noto Sans Light" fo:font-weight="normal" officeooo:rsid="0058a314" style:font-weight-asian="normal" style:font-weight-complex="normal"/>
    </style:style>
    <style:style style:name="T25" style:family="text">
      <style:text-properties fo:color="#808080" loext:opacity="100%" style:font-name="Cantarell1" fo:font-size="8pt" fo:font-style="normal" style:text-underline-style="none" fo:font-weight="normal" style:font-size-asian="8pt" style:font-style-asian="normal" style:font-weight-asian="normal" style:font-size-complex="8pt"/>
    </style:style>
    <style:style style:name="T26" style:family="text">
      <style:text-properties fo:color="#808080" loext:opacity="100%" style:font-name="Cantarell1" fo:font-size="8pt" fo:font-style="normal" style:text-underline-style="none" fo:font-weight="normal" officeooo:rsid="00286cd2" style:font-size-asian="8pt" style:font-style-asian="normal" style:font-weight-asian="normal" style:font-size-complex="8pt"/>
    </style:style>
    <style:style style:name="T27" style:family="text">
      <style:text-properties fo:color="#808080" loext:opacity="100%" style:font-name="Cantarell1" fo:font-size="8pt" fo:font-style="normal" style:text-underline-style="none" fo:font-weight="normal" officeooo:rsid="0059bda6" style:font-size-asian="8pt" style:font-style-asian="normal" style:font-weight-asian="normal" style:font-size-complex="8pt"/>
    </style:style>
    <style:style style:name="T28" style:family="text">
      <style:text-properties fo:color="#808080" loext:opacity="100%" style:font-name="Cantarell1" fo:font-size="8pt" fo:language="zxx" fo:country="none" fo:font-style="normal" style:text-underline-style="none" fo:font-weight="normal" officeooo:rsid="0059bda6" style:font-name-asian="Noto Sans CJK SC Light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0pt" fo:font-weight="normal" style:font-name-asian="Noto Sans CJK SC Normal" style:font-size-asian="20pt" style:font-weight-asian="normal" style:font-size-complex="20pt" style:font-weight-complex="normal"/>
    </style:style>
    <style:style style:name="T31" style:family="text">
      <style:text-properties fo:color="#333333" loext:opacity="100%" style:font-name="Lato2" fo:font-size="8pt" fo:font-style="normal" fo:font-weight="normal" style:font-size-asian="8pt" style:font-style-asian="normal" style:font-weight-asian="normal" style:font-size-complex="8pt"/>
    </style:style>
    <style:style style:name="T32" style:family="text">
      <style:text-properties fo:color="#333333" loext:opacity="100%" style:font-name="Cantarell1" fo:font-size="8pt" fo:font-style="normal" style:text-underline-style="none" fo:font-weight="normal" officeooo:rsid="00286cd2" style:font-size-asian="8pt" style:font-style-asian="normal" style:font-weight-asian="normal" style:font-size-complex="8pt"/>
    </style:style>
    <style:style style:name="T33" style:family="text">
      <style:text-properties fo:color="#333333" loext:opacity="100%" style:font-name="Cantarell1" fo:font-size="8pt" fo:font-style="normal" fo:font-weight="normal" style:font-size-asian="8pt" style:font-style-asian="normal" style:font-weight-asian="normal" style:font-size-complex="8pt"/>
    </style:style>
    <style:style style:name="T34" style:family="text">
      <style:text-properties style:font-name="Raleway"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font-name="Noto Sans1" fo:font-size="19pt" fo:font-weight="normal" officeooo:rsid="0047bbc2" style:font-name-asian="Noto Sans Light" style:font-size-asian="19pt" style:font-weight-asian="normal" style:font-size-complex="19pt" style:font-weight-complex="normal"/>
    </style:style>
    <style:style style:name="T36" style:family="text">
      <style:text-properties style:font-name="Noto Sans Light"/>
    </style:style>
    <style:style style:name="T37" style:family="text">
      <style:text-properties style:font-name="Noto Sans Light" fo:font-size="20pt" fo:font-weight="bold" style:font-name-asian="Noto Sans1" style:font-size-asian="20pt" style:font-weight-asian="bold" style:font-size-complex="20pt" style:font-weight-complex="bold"/>
    </style:style>
    <style:style style:name="T38" style:family="text">
      <style:text-properties style:font-name="Noto Sans Light" officeooo:rsid="004ac21c"/>
    </style:style>
    <style:style style:name="T39" style:family="text">
      <style:text-properties style:font-name="Noto Sans Light" officeooo:rsid="0049a86f"/>
    </style:style>
    <style:style style:name="T40" style:family="text">
      <style:text-properties style:font-name="Noto Sans Light" fo:font-size="10.5pt" officeooo:rsid="0049a86f" style:font-name-asian="Noto Sans CJK SC"/>
    </style:style>
    <style:style style:name="T41" style:family="text">
      <style:text-properties style:font-name="Noto Sans Light" fo:font-size="10.5pt" officeooo:rsid="004ac21c" style:font-name-asian="Noto Sans CJK SC"/>
    </style:style>
    <style:style style:name="T42" style:family="text">
      <style:text-properties style:font-name="Noto Sans Light" fo:font-size="10.5pt" officeooo:rsid="004886cd" style:font-name-asian="Noto Sans CJK SC"/>
    </style:style>
    <style:style style:name="T43" style:family="text">
      <style:text-properties style:font-name="Noto Sans Light" fo:font-size="10.5pt" officeooo:rsid="0047bbc2" style:font-name-asian="Noto Sans CJK SC"/>
    </style:style>
    <style:style style:name="T44" style:family="text">
      <style:text-properties style:font-name="Noto Sans Light" officeooo:rsid="004c0f95"/>
    </style:style>
    <style:style style:name="T45" style:family="text">
      <style:text-properties style:font-name="Noto Sans Light" officeooo:rsid="000abb64"/>
    </style:style>
    <style:style style:name="T46" style:family="text">
      <style:text-properties style:font-name="Noto Sans Light" fo:font-weight="normal" style:font-weight-asian="normal" style:font-weight-complex="normal"/>
    </style:style>
    <style:style style:name="T47" style:family="text">
      <style:text-properties style:font-name="Noto Sans Light" fo:font-weight="normal" officeooo:rsid="004de492" style:font-weight-asian="normal" style:font-weight-complex="normal"/>
    </style:style>
    <style:style style:name="T48" style:family="text">
      <style:text-properties fo:font-size="8pt" fo:font-weight="normal" style:font-name-asian="Noto Sans CJK SC Normal" style:font-size-asian="8pt" style:font-weight-asian="normal" style:font-size-complex="8pt" style:font-weight-complex="normal"/>
    </style:style>
    <style:style style:name="T49" style:family="text">
      <style:text-properties officeooo:rsid="0047bbc2"/>
    </style:style>
    <style:style style:name="T50" style:family="text">
      <style:text-properties style:font-name="Noto Sans" fo:font-size="10.5pt" officeooo:rsid="004886cd" style:font-name-asian="Noto Sans CJK SC"/>
    </style:style>
    <style:style style:name="T51" style:family="text">
      <style:text-properties style:font-name="Noto Sans" fo:font-size="10.5pt" officeooo:rsid="0049a86f" style:font-name-asian="Noto Sans CJK SC"/>
    </style:style>
    <style:style style:name="T52" style:family="text">
      <style:text-properties style:font-name="Noto Sans" fo:font-size="10.5pt" officeooo:rsid="0056d478" style:font-name-asian="Noto Sans CJK SC"/>
    </style:style>
    <style:style style:name="T53" style:family="text">
      <style:text-properties style:font-name="Noto Sans" fo:font-size="10.5pt" fo:font-weight="bold" officeooo:rsid="0049a86f" style:font-name-asian="Noto Sans CJK SC" style:font-weight-asian="bold" style:font-weight-complex="bold"/>
    </style:style>
    <style:style style:name="T54" style:family="text">
      <style:text-properties fo:color="#000000" loext:opacity="100%" style:font-name="Noto Sans Light" fo:font-size="10.5pt" officeooo:rsid="0047bbc2" style:font-name-asian="Noto Sans CJK SC"/>
    </style:style>
    <style:style style:name="T55" style:family="text">
      <style:text-properties fo:color="#000000" loext:opacity="100%" style:font-name="Noto Sans Light" fo:font-size="10.5pt" officeooo:rsid="0047bbc2" style:font-name-asian="Noto Sans CJK SC Light1"/>
    </style:style>
    <style:style style:name="T56" style:family="text">
      <style:text-properties fo:color="#000000" loext:opacity="100%" style:font-name="Noto Sans Light" fo:font-size="10.5pt" officeooo:rsid="00534c14" style:font-name-asian="Noto Sans CJK SC Light1"/>
    </style:style>
    <style:style style:name="T57" style:family="text">
      <style:text-properties officeooo:rsid="004886cd"/>
    </style:style>
    <style:style style:name="T58" style:family="text">
      <style:text-properties officeooo:rsid="00492171"/>
    </style:style>
    <style:style style:name="T59" style:family="text">
      <style:text-properties officeooo:rsid="0049a86f"/>
    </style:style>
    <style:style style:name="T60" style:family="text">
      <style:text-properties style:font-name="Noto Sans Medium"/>
    </style:style>
    <style:style style:name="T61" style:family="text">
      <style:text-properties style:font-name="Noto Sans Medium" fo:font-size="10.5pt" fo:font-weight="normal" officeooo:rsid="0049a86f" style:font-name-asian="Noto Sans CJK SC" style:font-weight-asian="normal" style:font-weight-complex="normal"/>
    </style:style>
    <style:style style:name="T62" style:family="text">
      <style:text-properties style:font-name="Noto Sans Medium" fo:font-size="10.5pt" fo:font-weight="normal" officeooo:rsid="004c0f95" style:font-name-asian="Noto Sans CJK SC" style:font-weight-asian="normal" style:font-weight-complex="normal"/>
    </style:style>
    <style:style style:name="T63" style:family="text">
      <style:text-properties style:font-name="Noto Sans Medium" fo:font-size="10.5pt" fo:font-weight="normal" officeooo:rsid="004de492" style:font-name-asian="Noto Sans CJK SC" style:font-weight-asian="normal" style:font-weight-complex="normal"/>
    </style:style>
    <style:style style:name="T64" style:family="text">
      <style:text-properties style:font-name="Noto Sans Medium" fo:font-size="10.5pt" fo:font-weight="normal" officeooo:rsid="0056f11b" style:font-name-asian="Noto Sans CJK SC" style:font-weight-asian="normal" style:font-weight-complex="normal"/>
    </style:style>
    <style:style style:name="T65" style:family="text">
      <style:text-properties style:font-name="Noto Sans Medium" fo:font-size="10.5pt" style:font-name-asian="Noto Sans CJK SC"/>
    </style:style>
    <style:style style:name="T66" style:family="text">
      <style:text-properties style:font-name="Noto Sans Medium" fo:font-size="10.5pt" officeooo:rsid="0049a86f" style:font-name-asian="Noto Sans CJK SC"/>
    </style:style>
    <style:style style:name="T67" style:family="text">
      <style:text-properties style:font-name="Noto Sans Medium" fo:font-size="10.5pt" officeooo:rsid="004c0f95" style:font-name-asian="Noto Sans CJK SC"/>
    </style:style>
    <style:style style:name="T68" style:family="text">
      <style:text-properties style:font-name="Noto Sans Medium" fo:font-size="10.5pt" officeooo:rsid="004de492" style:font-name-asian="Noto Sans CJK SC"/>
    </style:style>
    <style:style style:name="T69" style:family="text">
      <style:text-properties style:font-name="Noto Sans Medium" fo:font-size="10.5pt" officeooo:rsid="000c919f" style:font-name-asian="Noto Sans CJK SC"/>
    </style:style>
    <style:style style:name="T70" style:family="text">
      <style:text-properties style:font-name="Noto Sans Medium" fo:font-weight="normal" style:font-weight-asian="normal" style:font-weight-complex="normal"/>
    </style:style>
    <style:style style:name="T71" style:family="text">
      <style:text-properties style:font-name="Noto Sans Medium" fo:font-weight="normal" officeooo:rsid="0049a86f" style:font-weight-asian="normal" style:font-weight-complex="normal"/>
    </style:style>
    <style:style style:name="T72" style:family="text">
      <style:text-properties style:font-name="Noto Sans Medium" fo:font-weight="normal" style:font-name-asian="Noto Sans CJK SC Medium" style:font-weight-asian="normal" style:font-weight-complex="normal"/>
    </style:style>
    <style:style style:name="T73" style:family="text">
      <style:text-properties style:font-name="Noto Sans Medium" fo:font-weight="normal" officeooo:rsid="00534c14" style:font-name-asian="Noto Sans CJK SC Medium" style:font-weight-asian="normal" style:font-weight-complex="normal"/>
    </style:style>
    <style:style style:name="T74" style:family="text">
      <style:text-properties style:font-name="Noto Sans Medium" fo:font-weight="normal" style:font-name-asian="Noto Sans Medium" style:font-weight-asian="normal" style:font-weight-complex="normal"/>
    </style:style>
    <style:style style:name="T75" style:family="text">
      <style:text-properties style:font-name="Noto Sans Medium" fo:font-weight="normal" style:font-name-asian="Noto Sans cjk sc Medium" style:font-weight-asian="normal" style:font-weight-complex="normal"/>
    </style:style>
    <style:style style:name="T76" style:family="text">
      <style:text-properties style:font-name="Noto Sans Medium" fo:font-weight="normal" officeooo:rsid="000c919f" style:font-name-asian="Noto Sans cjk sc Medium" style:font-weight-asian="normal" style:font-weight-complex="normal"/>
    </style:style>
    <style:style style:name="T77" style:family="text">
      <style:text-properties style:font-name="Noto Sans Medium" officeooo:rsid="0049a86f"/>
    </style:style>
    <style:style style:name="T78" style:family="text">
      <style:text-properties style:font-name="Noto Sans Medium" officeooo:rsid="004c0f95"/>
    </style:style>
    <style:style style:name="T79" style:family="text">
      <style:text-properties style:font-name="Noto Sans Medium" officeooo:rsid="00492171"/>
    </style:style>
    <style:style style:name="T80" style:family="text">
      <style:text-properties style:font-name="Noto Sans Medium" style:font-name-asian="Noto Sans Medium"/>
    </style:style>
    <style:style style:name="T81" style:family="text">
      <style:text-properties style:font-name="Noto Sans Medium" style:font-name-asian="Noto Sans cjk sc Medium"/>
    </style:style>
    <style:style style:name="T82" style:family="text">
      <style:text-properties style:font-name="Noto Sans Medium" style:font-name-asian="Noto Sans CJK SC Medium"/>
    </style:style>
    <style:style style:name="T83" style:family="text">
      <style:text-properties officeooo:rsid="000c919f"/>
    </style:style>
    <style:style style:name="T84" style:family="text">
      <style:text-properties style:text-position="super 58%" style:font-name="Noto Sans Medium" fo:font-size="10.5pt" fo:font-weight="normal" officeooo:rsid="0049a86f" style:font-name-asian="Noto Sans CJK SC" style:font-weight-asian="normal" style:font-weight-complex="normal"/>
    </style:style>
    <style:style style:name="T85" style:family="text">
      <style:text-properties style:text-position="super 58%" style:font-name="Noto Sans Light" officeooo:rsid="004ac21c"/>
    </style:style>
    <style:style style:name="T86" style:family="text">
      <style:text-properties style:text-position="super 58%" style:font-name="Noto Sans Light" fo:font-size="10.5pt" officeooo:rsid="004ac21c" style:font-name-asian="Noto Sans CJK SC"/>
    </style:style>
    <style:style style:name="T87" style:family="text">
      <style:text-properties officeooo:rsid="004ac21c"/>
    </style:style>
    <style:style style:name="T88" style:family="text">
      <style:text-properties officeooo:rsid="004c0f95"/>
    </style:style>
    <style:style style:name="T89" style:family="text">
      <style:text-properties fo:font-size="10.5pt" style:font-name-asian="Noto Sans CJK SC"/>
    </style:style>
    <style:style style:name="T90" style:family="text">
      <style:text-properties fo:font-size="10.5pt" officeooo:rsid="0049a86f" style:font-name-asian="Noto Sans CJK SC"/>
    </style:style>
    <style:style style:name="T91" style:family="text">
      <style:text-properties fo:font-size="10.5pt" officeooo:rsid="00492171" style:font-name-asian="Noto Sans CJK SC"/>
    </style:style>
    <style:style style:name="T92" style:family="text">
      <style:text-properties fo:font-size="10.5pt" officeooo:rsid="004886cd" style:font-name-asian="Noto Sans CJK SC"/>
    </style:style>
    <style:style style:name="T93" style:family="text">
      <style:text-properties fo:font-size="10.5pt" officeooo:rsid="004c0f95" style:font-name-asian="Noto Sans CJK SC"/>
    </style:style>
    <style:style style:name="T94" style:family="text">
      <style:text-properties fo:font-size="10.5pt" officeooo:rsid="004de492" style:font-name-asian="Noto Sans CJK SC"/>
    </style:style>
    <style:style style:name="T95" style:family="text">
      <style:text-properties fo:font-size="10.5pt" officeooo:rsid="0050376d" style:font-name-asian="Noto Sans CJK SC"/>
    </style:style>
    <style:style style:name="T96" style:family="text">
      <style:text-properties fo:font-size="10.5pt" officeooo:rsid="00509777" style:font-name-asian="Noto Sans CJK SC"/>
    </style:style>
    <style:style style:name="T97" style:family="text">
      <style:text-properties fo:font-size="10.5pt" fo:font-weight="normal" officeooo:rsid="004de492" style:font-name-asian="Noto Sans CJK SC" style:font-weight-asian="normal" style:font-weight-complex="normal"/>
    </style:style>
    <style:style style:name="T98" style:family="text">
      <style:text-properties officeooo:rsid="004de492"/>
    </style:style>
    <style:style style:name="T99" style:family="text">
      <style:text-properties style:font-name-asian="Noto Sans CJK SC Medium"/>
    </style:style>
    <style:style style:name="T100" style:family="text">
      <style:text-properties style:font-name="Noto Sans CJK SC Medium" fo:font-size="10.5pt" officeooo:rsid="000c919f" style:font-name-asian="Noto Sans CJK SC Medium"/>
    </style:style>
    <style:style style:name="T101" style:family="text">
      <style:text-properties officeooo:rsid="005537aa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34">Menci</text:span><text:span text:style-name="T29"> <text:s/></text:span><text:span text:style-name="T37">·</text:span><text:span text:style-name="T29"> <text:s/></text:span><text:span text:style-name="T35">Huang Haorui（黄浩睿）</text:span><text:span text:style-name="T30"><text:tab/></text:span><text:span text:style-name="T48"> </text:span><text:span text:style-name="T31"><draw:frame draw:style-name="fr1" draw:name="Image8" text:anchor-type="as-char" svg:y="-0.485cm" svg:width="0.4cm" svg:height="0.4cm" draw:z-index="0"><draw:image xlink:href="Pictures/1000062400000D5500000D55C697EC7D26E5D56B.svg" xlink:type="simple" xlink:show="embed" xlink:actuate="onLoad" draw:mime-type="image/svg+xml"/><draw:image xlink:href="Pictures/100002010000010200000102C4EA239D9B4848EA.png" xlink:type="simple" xlink:show="embed" xlink:actuate="onLoad" draw:mime-type="image/png"/></draw:frame></text:span><text:span text:style-name="T31"><text:s text:c="2"/></text:span><text:a xlink:type="simple" xlink:href="mailto:huanghaorui301@gmail.com" text:style-name="Internet_20_link" text:visited-style-name="Visited_20_Internet_20_Link"><text:span text:style-name="T25">huanghaorui301@gmail.com</text:span></text:a><text:span text:style-name="T33"> <text:s text:c="7"/></text:span><text:span text:style-name="T33"><draw:frame draw:style-name="fr1" draw:name="Image9" text:anchor-type="as-char" svg:y="-0.485cm" svg:width="0.4cm" svg:height="0.4cm" draw:z-index="1"><draw:image xlink:href="Pictures/10000B7E00000D5500000D5595A55861EC222DAD.svg" xlink:type="simple" xlink:show="embed" xlink:actuate="onLoad" draw:mime-type="image/svg+xml"/><draw:image xlink:href="Pictures/100002010000010200000102C1DCA2610B2A965F.png" xlink:type="simple" xlink:show="embed" xlink:actuate="onLoad" draw:mime-type="image/png"/></draw:frame></text:span><text:span text:style-name="T33"><text:s text:c="2"/></text:span><text:span text:style-name="T28">+86 15192977586</text:span></text:p>
      <text:p text:style-name="Standard"/>
      <text:p text:style-name="P22"><draw:frame draw:style-name="fr1" draw:name="Image5" text:anchor-type="as-char" svg:y="-0.515cm" svg:width="0.63cm" svg:height="0.63cm" draw:z-index="4"><draw:image xlink:href="Pictures/10000D6000000D5500000D5596CD910DD72D5ACF.svg" xlink:type="simple" xlink:show="embed" xlink:actuate="onLoad" draw:mime-type="image/svg+xml"/><draw:image xlink:href="Pictures/100002010000010200000102A4F0312E34F85DDC.png" xlink:type="simple" xlink:show="embed" xlink:actuate="onLoad" draw:mime-type="image/png"/></draw:frame><text:s text:c="2"/><text:span text:style-name="T49">Education</text:span></text:p>
      <text:p text:style-name="P6"><text:span text:style-name="T70">Renmin University of China (Beijing), Computer Science (Turing Class)</text:span><text:span text:style-name="T2"><text:tab/></text:span><text:span text:style-name="T60">2018 – 2022</text:span></text:p>
      <text:p text:style-name="P8"><text:span text:style-name="T43">Served as a </text:span><text:span text:style-name="T42">teaching</text:span><text:span text:style-name="T43"> assistant in </text:span><text:a xlink:type="simple" xlink:href="https://github.com/Menci/TuringAdvancedProgramming19A" text:style-name="Internet_20_link" text:visited-style-name="Visited_20_Internet_20_Link"><text:span text:style-name="T18">Advanced Programming</text:span></text:a><text:span text:style-name="T20"> </text:span><text:span text:style-name="T54">and</text:span><text:span text:style-name="T20"> </text:span><text:a xlink:type="simple" xlink:href="https://github.com/Menci/SummerProgrammingPractice2020" text:style-name="Internet_20_link" text:visited-style-name="Visited_20_Internet_20_Link"><text:span text:style-name="T18">Summer Programming Practice</text:span></text:a><text:span text:style-name="T20"> </text:span><text:span text:style-name="T54">course.</text:span></text:p>
      <text:p text:style-name="Standard"/>
      <text:p text:style-name="P26"><draw:frame draw:style-name="fr1" draw:name="Image4" text:anchor-type="as-char" svg:y="-0.513cm" svg:width="0.63cm" svg:height="0.63cm" draw:z-index="5"><draw:image xlink:href="Pictures/10003D1900000D5500000D558D0589674148F113.svg" xlink:type="simple" xlink:show="embed" xlink:actuate="onLoad" draw:mime-type="image/svg+xml"/><draw:image xlink:href="Pictures/100002010000010200000102FFED108FF1F3C97E.png" xlink:type="simple" xlink:show="embed" xlink:actuate="onLoad" draw:mime-type="image/png"/></draw:frame><text:s text:c="2"/><text:span text:style-name="T49">Projects</text:span></text:p>
      <text:p text:style-name="P20"><text:span text:style-name="T14"><draw:frame draw:style-name="fr1" draw:name="Image10" text:anchor-type="as-char" svg:y="-0.483cm" svg:width="0.6cm" svg:height="0.6cm" draw:z-index="6"><draw:image xlink:href="Pictures/1000CFC500000D5500000D5519FE25BF1071ADA9.svg" xlink:type="simple" xlink:show="embed" xlink:actuate="onLoad" draw:mime-type="image/svg+xml"/><draw:image xlink:href="Pictures/10000201000001020000010241BAC9A2D55F223A.png" xlink:type="simple" xlink:show="embed" xlink:actuate="onLoad" draw:mime-type="image/png"/></draw:frame></text:span><text:span text:style-name="T14"><text:s text:c="2"/>Moeditor</text:span><text:tab/><text:a xlink:type="simple" xlink:href="https://github.com/Moeditor/Moeditor" text:style-name="Internet_20_link" text:visited-style-name="Visited_20_Internet_20_Link"><text:span text:style-name="T15">https://github.com/Moeditor/Moeditor</text:span></text:a></text:p>
      <text:p text:style-name="Standard"><text:span text:style-name="T42">Markdown editor based on </text:span><text:span text:style-name="T36">Electron </text:span><text:span text:style-name="T42">and </text:span><text:span text:style-name="T36">CodeMirror. </text:span><text:span text:style-name="T42">With friendly GUI, real-time preview, synchronized scrolling, code highlighting (</text:span><text:span text:style-name="T45">Highlight.js</text:span><text:span text:style-name="T42">), math rendering (</text:span><text:span text:style-name="T36">MathJax</text:span><text:span text:style-name="T42">) and so on.</text:span><text:span text:style-name="T50"> Got 4</text:span><text:span text:style-name="T52">000</text:span><text:span text:style-name="T50"> stars on GitHub.</text:span></text:p>
      <text:p text:style-name="P18"><text:span text:style-name="T9"><draw:frame draw:style-name="fr1" draw:name="Image1" text:anchor-type="as-char" svg:y="-0.504cm" svg:width="0.6cm" svg:height="0.6cm" draw:z-index="7"><draw:image xlink:href="Pictures/1000101D00000EF100000EF1FF3267FAB60FBA92.svg" xlink:type="simple" xlink:show="embed" xlink:actuate="onLoad" draw:mime-type="image/svg+xml"/><draw:image xlink:href="Pictures/100002010000012100000121E76558A9BDEB0CB4.png" xlink:type="simple" xlink:show="embed" xlink:actuate="onLoad" draw:mime-type="image/png"/></draw:frame></text:span><text:span text:style-name="T9"><text:s text:c="2"/>SYZOJ</text:span><text:tab/><text:a xlink:type="simple" xlink:href="https://github.com/syzoj" text:style-name="Internet_20_link" text:visited-style-name="Visited_20_Internet_20_Link"><text:span text:style-name="T15">https://github.com/syzoj</text:span></text:a></text:p>
      <text:p text:style-name="P13"><text:span text:style-name="T91">C</text:span><text:span text:style-name="T57">ompetitive programming </text:span><text:span text:style-name="T91">o</text:span><text:span text:style-name="T57">nline judge system based on </text:span>Node.js. <text:span text:style-name="T57">With friendly GUI, </text:span><text:span text:style-name="T92">multiple problem types and real-time progress feedback. Supports distributed judgeing and ensure security with Linux cgroup. </text:span><text:span text:style-name="T96">There’re</text:span><text:span text:style-name="T91"> </text:span><text:span text:style-name="T95">two</text:span><text:span text:style-name="T91"> </text:span><text:span text:style-name="T96">versions (</text:span><text:span text:style-name="T95">two</text:span><text:span text:style-name="T91"> independent </text:span><text:span text:style-name="T96">projects)</text:span><text:span text:style-name="T91">:</text:span></text:p>
      <text:list xml:id="list2305943572" text:style-name="List_20_1">
        <text:list-item>
          <text:p text:style-name="P44"><text:span text:style-name="T10">SYZO</text:span><text:span text:style-name="T11">J 2</text:span></text:p>
          <text:p text:style-name="P32"><text:span text:style-name="T91">Simple web backend based on </text:span>Express + EJS. <text:span text:style-name="T58">Frontend with </text:span>Semantic UI. <text:span text:style-name="T58">With a community of secondary development, it’s </text:span><text:span text:style-name="T79">widely used in high schools’ olympiad in informatics</text:span><text:span text:style-name="T58">.</text:span></text:p>
        </text:list-item>
        <text:list-item>
          <text:p text:style-name="P46"><text:span text:style-name="T12">SYZO</text:span><text:span text:style-name="T13">J NG</text:span></text:p>
          <text:p text:style-name="P32"><text:span text:style-name="T91">Separated front and back ends. Backend with </text:span><text:span text:style-name="T1">Nest.js </text:span><text:span text:style-name="T58">and frontend with </text:span><text:span text:style-name="T1">React. </text:span><text:span text:style-name="T58">Highly modularized. Support </text:span><text:span text:style-name="T91">c</text:span><text:span text:style-name="T58">loud deployment. </text:span><text:span text:style-name="T79">With much better extensibility, security and stability</text:span><text:span text:style-name="T58">.</text:span></text:p>
        </text:list-item>
      </text:list>
      <text:p text:style-name="P16"><text:span text:style-name="T14"><draw:frame draw:style-name="fr1" draw:name="Image2" text:anchor-type="as-char" svg:y="-0.469cm" svg:width="0.6cm" svg:height="0.6cm" draw:z-index="8"><draw:image xlink:href="Pictures/10000D6900003974000039746A2938631C809366.svg" xlink:type="simple" xlink:show="embed" xlink:actuate="onLoad" draw:mime-type="image/svg+xml"/><draw:image xlink:href="Pictures/10000201000002C3000002C32DC018794E1BFD47.png" xlink:type="simple" xlink:show="embed" xlink:actuate="onLoad" draw:mime-type="image/png"/></draw:frame></text:span><text:span text:style-name="T14"><text:s text:c="2"/>LibreOJ</text:span><text:tab/><text:a xlink:type="simple" xlink:href="https://loj.ac/" text:style-name="Internet_20_link" text:visited-style-name="Visited_20_Internet_20_Link"><text:span text:style-name="T16">https://loj.ac</text:span></text:a></text:p>
      <text:p text:style-name="P11"><text:span text:style-name="T90">P</text:span>ublic online judge website with the SYZOJ system above. <text:span text:style-name="T90">System</text:span> <text:span text:style-name="T89">maintained</text:span> by myself and contents maintained by the community. Mainly for <text:span text:style-name="T59">N</text:span>OI and ICPC <text:span text:style-name="T90">players. </text:span><text:span text:style-name="T61">Have 20</text:span><text:span text:style-name="T64">,000</text:span><text:span text:style-name="T61"> users and 1,000,000 submissions!</text:span></text:p>
      <text:p text:style-name="P12">Currently the website is deployed on <text:span text:style-name="T89">A</text:span>zure cloud computing services and Wasabi cloud storage. <text:span text:style-name="T89">Using our own hardware for code running.</text:span></text:p>
      <text:p text:style-name="P1"/>
      <text:p text:style-name="P24"><draw:frame draw:style-name="fr1" draw:name="Image6" text:anchor-type="as-char" svg:y="-0.517cm" svg:width="0.63cm" svg:height="0.63cm" draw:z-index="2"><draw:image xlink:href="Pictures/1000425100000D5500000D55E69FE583DE54CA8E.svg" xlink:type="simple" xlink:show="embed" xlink:actuate="onLoad" draw:mime-type="image/svg+xml"/><draw:image xlink:href="Pictures/1000020100000102000001022095663C81C338EB.png" xlink:type="simple" xlink:show="embed" xlink:actuate="onLoad" draw:mime-type="image/png"/></draw:frame><text:s text:c="2"/><text:span text:style-name="T59">Awards</text:span></text:p>
      <text:p text:style-name="P9"><text:span text:style-name="T61">1</text:span><text:span text:style-name="T84">st</text:span><text:span text:style-name="T71"> </text:span><text:span text:style-name="T61">P</text:span><text:span text:style-name="T71">rize</text:span> <text:span text:style-name="T38">in N</text:span><text:span text:style-name="T36">ational Olympiad in Informatics in Provinces </text:span><text:span text:style-name="T39">(</text:span><text:span text:style-name="T36">NOIP</text:span><text:span text:style-name="T40">)</text:span><text:span text:style-name="T51"> <text:tab/></text:span><text:span text:style-name="T65">2015, 2016, 2017</text:span></text:p>
      <text:p text:style-name="P9"><text:span text:style-name="T61">Silver Medal</text:span><text:span text:style-name="T87"> </text:span><text:span text:style-name="T38">in N</text:span><text:span text:style-name="T36">ational Olympiad in Informatics </text:span><text:span text:style-name="T39">(</text:span><text:span text:style-name="T36">NOI</text:span><text:span text:style-name="T40">)</text:span><text:span text:style-name="T53"><text:tab/></text:span><text:span text:style-name="T62">2017</text:span></text:p>
      <text:p text:style-name="P10"><text:span text:style-name="T71">Silver Medal</text:span> <text:span text:style-name="T44">in </text:span><text:span text:style-name="T38">43</text:span><text:span text:style-name="T85">rd</text:span><text:span text:style-name="T38"> </text:span><text:span text:style-name="T36">ACM-ICPC Nanjing Regional</text:span><text:tab/><text:span text:style-name="T62">2018</text:span></text:p>
      <text:p text:style-name="P4"><text:span text:style-name="T66">B</text:span><text:span text:style-name="T77">ronze </text:span><text:span text:style-name="T66">M</text:span><text:span text:style-name="T77">edal</text:span> <text:span text:style-name="T44">in </text:span><text:span text:style-name="T36">43</text:span><text:span text:style-name="T86">rd</text:span><text:span text:style-name="T41"> </text:span><text:span text:style-name="T36">ACM-ICPC EC-Final</text:span><text:tab/><text:span text:style-name="T67">2018</text:span></text:p>
      <text:p text:style-name="P3"/>
      <text:p text:style-name="P28"><draw:frame draw:style-name="fr1" draw:name="Image7" text:anchor-type="as-char" svg:y="-0.519cm" svg:width="0.63cm" svg:height="0.63cm" draw:z-index="3"><draw:image xlink:href="Pictures/10000BBF00000D5500000D553859579E1F8BEE1D.svg" xlink:type="simple" xlink:show="embed" xlink:actuate="onLoad" draw:mime-type="image/svg+xml"/><draw:image xlink:href="Pictures/100002010000010200000102A8EC7BD123F96177.png" xlink:type="simple" xlink:show="embed" xlink:actuate="onLoad" draw:mime-type="image/png"/></draw:frame><text:s text:c="2"/><text:span text:style-name="T88">Skills</text:span></text:p>
      <text:list xml:id="list3723635268" text:style-name="List_20_1">
        <text:list-item>
          <text:p text:style-name="P34"><text:span text:style-name="T62">Algorithms</text:span><text:span text:style-name="T4">: </text:span><text:span text:style-name="T5">Participated in algorithm competitions several times and won the awards above.</text:span></text:p>
        </text:list-item>
        <text:list-item>
          <text:p text:style-name="P35"><text:span text:style-name="T60">Linu</text:span><text:span text:style-name="T78">x</text:span>: Use <text:span text:style-name="T88">GNU/</text:span><text:span text:style-name="T93">L</text:span>inux as desktop <text:span text:style-name="T88">and server </text:span><text:span text:style-name="T93">OS</text:span> proficiently. <text:span text:style-name="T93">F</text:span>amiliar with <text:span text:style-name="T88">command-line.</text:span></text:p>
        </text:list-item>
        <text:list-item>
          <text:p text:style-name="P36"><text:span text:style-name="T60">Web</text:span>: <text:span text:style-name="T93">F</text:span>amiliar with <text:span text:style-name="T88">JS and TS. Able to </text:span><text:span text:style-name="T93">do simple web </text:span><text:span text:style-name="T88">development &amp; </text:span><text:span text:style-name="T101">deployment</text:span><text:span text:style-name="T88"> and UI design independently.</text:span></text:p>
          <text:list>
            <text:list-header>
              <text:p text:style-name="P37"><text:span text:style-name="T68">Backend</text:span>: Proficient with Node.js. <text:span text:style-name="T94">Able to develop small web backend with </text:span>PHP <text:span text:style-name="T98">and </text:span>Python.</text:p>
              <text:p text:style-name="P39"><text:span text:style-name="T63">Frontend</text:span><text:span text:style-name="T3">: Skillfully use j</text:span><text:span text:style-name="T97">Q</text:span><text:span text:style-name="T3">uery </text:span><text:span text:style-name="T97">and React. Familiar with </text:span><text:span text:style-name="T3">Chrome Dev</text:span><text:span text:style-name="T7">Tools’</text:span><text:span text:style-name="T8"> regular use</text:span><text:span text:style-name="T7">.</text:span></text:p>
            </text:list-header>
          </text:list>
        </text:list-item>
        <text:list-item>
          <text:p text:style-name="P39"><text:span text:style-name="T70">C/C++</text:span><text:span text:style-name="T3">: </text:span><text:span text:style-name="T97">Familiar with modern C/C++</text:span><text:span text:style-name="T7">’</text:span><text:span text:style-name="T8">s regular use. </text:span><text:span text:style-name="T3">Skillfully </text:span><text:span text:style-name="T8">using gdb. Able to develop small C/C++ projects.</text:span></text:p>
          <text:list>
            <text:list-header>
              <text:p text:style-name="P40"><text:span text:style-name="T47">Such as my coursework: </text:span><text:span text:style-name="T21">T</text:span><text:a xlink:type="simple" xlink:href="https://github.com/Menci/transaction-tester" text:style-name="Internet_20_link" text:visited-style-name="Visited_20_Internet_20_Link"><text:span text:style-name="T23">ransaction Tester</text:span></text:a><text:span text:style-name="T46">, </text:span><text:span text:style-name="T21">W</text:span><text:a xlink:type="simple" xlink:href="https://github.com/Menci/web-crawler" text:style-name="Internet_20_link" text:visited-style-name="Visited_20_Internet_20_Link"><text:span text:style-name="T23">eb Crawler</text:span></text:a><text:span text:style-name="T46">, </text:span><text:a xlink:type="simple" xlink:href="https://github.com/Menci/html-parser" text:style-name="Internet_20_link" text:visited-style-name="Visited_20_Internet_20_Link"><text:span text:style-name="T22">HTML </text:span></text:a><text:a xlink:type="simple" xlink:href="https://github.com/Menci/html-parser" text:style-name="Internet_20_link" text:visited-style-name="Visited_20_Internet_20_Link"><text:span text:style-name="T24">Parser</text:span></text:a><text:span text:style-name="T46">, </text:span><text:a xlink:type="simple" xlink:href="https://github.com/Menci/search-engine-oop" text:style-name="Internet_20_link" text:visited-style-name="Visited_20_Internet_20_Link"><text:span text:style-name="T23">Simple Search Engine</text:span></text:a><text:span text:style-name="T46"> </text:span><text:span text:style-name="T47">and so on.</text:span></text:p>
            </text:list-header>
          </text:list>
        </text:list-item>
        <text:list-item>
          <text:p text:style-name="P38">Skillfully <text:span text:style-name="T98">search </text:span>Google <text:span text:style-name="T98">and read docs like </text:span><text:span text:style-name="T94">m</text:span>an-pages, cppreference <text:span text:style-name="T98">and</text:span> MSD<text:span text:style-name="T98">N to solve problems.</text:span></text:p>
        </text:list-item>
      </text:list>
      <text:p text:style-name="P48"><text:span text:style-name="T34">Menci</text:span><text:span text:style-name="T29"> <text:s/></text:span><text:span text:style-name="T37">·</text:span><text:span text:style-name="T29"> <text:s/></text:span><text:span text:style-name="T35">黄浩睿</text:span><text:span text:style-name="T30"><text:tab/></text:span><text:span text:style-name="T48"> </text:span><draw:frame draw:style-name="fr1" draw:name="Image3" text:anchor-type="as-char" svg:y="-0.485cm" svg:width="0.4cm" svg:height="0.4cm" draw:z-index="9"><draw:image xlink:href="Pictures/1000062400000D5500000D55C697EC7D26E5D56B.svg" xlink:type="simple" xlink:show="embed" xlink:actuate="onLoad" draw:mime-type="image/svg+xml"/><draw:image xlink:href="Pictures/100002010000010200000102C4EA239D9B4848EA.png" xlink:type="simple" xlink:show="embed" xlink:actuate="onLoad" draw:mime-type="image/png"/></draw:frame><text:span text:style-name="T31"><text:s text:c="2"/></text:span><text:a xlink:type="simple" xlink:href="mailto:huanghaorui301@gmail.com" text:style-name="Internet_20_link" text:visited-style-name="Visited_20_Internet_20_Link"><text:span text:style-name="T25">huanghaorui301@gmail.com</text:span></text:a><text:span text:style-name="T33"> <text:s text:c="7"/></text:span><text:span text:style-name="T32"><draw:frame draw:style-name="fr1" draw:name="Image11" text:anchor-type="as-char" svg:y="-0.485cm" svg:width="0.4cm" svg:height="0.4cm" draw:z-index="17"><draw:image xlink:href="Pictures/10000B7E00000D5500000D5595A55861EC222DAD.svg" xlink:type="simple" xlink:show="embed" xlink:actuate="onLoad" draw:mime-type="image/svg+xml"/><draw:image xlink:href="Pictures/100002010000010200000102C1DCA2610B2A965F.png" xlink:type="simple" xlink:show="embed" xlink:actuate="onLoad" draw:mime-type="image/png"/></draw:frame></text:span><text:span text:style-name="T32"><text:s text:c="2"/></text:span><text:span text:style-name="T28">+86 15192977586</text:span></text:p>
      <text:p text:style-name="P15"/>
      <text:p text:style-name="P23"><draw:frame draw:style-name="fr1" draw:name="Image12" text:anchor-type="as-char" svg:y="-0.515cm" svg:width="0.63cm" svg:height="0.63cm" draw:z-index="10"><draw:image xlink:href="Pictures/10000D6000000D5500000D5596CD910DD72D5ACF.svg" xlink:type="simple" xlink:show="embed" xlink:actuate="onLoad" draw:mime-type="image/svg+xml"/><draw:image xlink:href="Pictures/100002010000010200000102A4F0312E34F85DDC.png" xlink:type="simple" xlink:show="embed" xlink:actuate="onLoad" draw:mime-type="image/png"/></draw:frame><text:s text:c="2"/>教育</text:p>
      <text:p text:style-name="P7"><text:span text:style-name="T72">中国人民大学（北京），计算机科学与技术</text:span><text:span text:style-name="T73">（</text:span><text:span text:style-name="T72">图灵实验班）</text:span><text:span text:style-name="T2"><text:tab/></text:span><text:span text:style-name="T60">2018 – 2022</text:span></text:p>
      <text:p text:style-name="P15"><text:span text:style-name="T55">在校期间担任过</text:span><text:a xlink:type="simple" xlink:href="https://github.com/Menci/TuringAdvancedProgramming19A" text:style-name="Internet_20_link" text:visited-style-name="Visited_20_Internet_20_Link"><text:span text:style-name="T19">高级程序设计</text:span></text:a><text:span text:style-name="T56">和暑期</text:span><text:a xlink:type="simple" xlink:href="https://github.com/Menci/SummerProgrammingPractice2020" text:style-name="Internet_20_link" text:visited-style-name="Visited_20_Internet_20_Link"><text:span text:style-name="T19">编程综合实践</text:span></text:a><text:span text:style-name="T55">的助教。</text:span></text:p>
      <text:p text:style-name="P15"/>
      <text:p text:style-name="P27"><draw:frame draw:style-name="fr1" draw:name="Image13" text:anchor-type="as-char" svg:y="-0.513cm" svg:width="0.63cm" svg:height="0.63cm" draw:z-index="11"><draw:image xlink:href="Pictures/10003D1900000D5500000D558D0589674148F113.svg" xlink:type="simple" xlink:show="embed" xlink:actuate="onLoad" draw:mime-type="image/svg+xml"/><draw:image xlink:href="Pictures/100002010000010200000102FFED108FF1F3C97E.png" xlink:type="simple" xlink:show="embed" xlink:actuate="onLoad" draw:mime-type="image/png"/></draw:frame><text:s text:c="2"/>项目</text:p>
      <text:p text:style-name="P21"><text:span text:style-name="T14"><draw:frame draw:style-name="fr1" draw:name="Image14" text:anchor-type="as-char" svg:y="-0.483cm" svg:width="0.6cm" svg:height="0.6cm" draw:z-index="12"><draw:image xlink:href="Pictures/1000CFC500000D5500000D5519FE25BF1071ADA9.svg" xlink:type="simple" xlink:show="embed" xlink:actuate="onLoad" draw:mime-type="image/svg+xml"/><draw:image xlink:href="Pictures/10000201000001020000010241BAC9A2D55F223A.png" xlink:type="simple" xlink:show="embed" xlink:actuate="onLoad" draw:mime-type="image/png"/></draw:frame></text:span><text:span text:style-name="T14"><text:s text:c="2"/>Moeditor</text:span><text:tab/><text:a xlink:type="simple" xlink:href="https://github.com/Moeditor/Moeditor" text:style-name="Internet_20_link" text:visited-style-name="Visited_20_Internet_20_Link"><text:span text:style-name="T15">https://github.com/Moeditor/Moeditor</text:span></text:a></text:p>
      <text:p text:style-name="Standard">基于Electron和CodeMirror的Markdown编辑器，具有友好的用户界面，支持实时预览、同步滚动、代码高亮（Highlight.js）、数学公式渲染（MathJax）等功能。<text:span text:style-name="T81">已在</text:span><text:span text:style-name="T80">GitHub</text:span><text:span text:style-name="T81">上获得</text:span><text:span text:style-name="T80">4000 Star</text:span><text:span text:style-name="T81">。</text:span></text:p>
      <text:p text:style-name="P19"><text:span text:style-name="T9"><draw:frame draw:style-name="fr1" draw:name="Image15" text:anchor-type="as-char" svg:y="-0.504cm" svg:width="0.6cm" svg:height="0.6cm" draw:z-index="13"><draw:image xlink:href="Pictures/1000101D00000EF100000EF1FF3267FAB60FBA92.svg" xlink:type="simple" xlink:show="embed" xlink:actuate="onLoad" draw:mime-type="image/svg+xml"/><draw:image xlink:href="Pictures/100002010000012100000121E76558A9BDEB0CB4.png" xlink:type="simple" xlink:show="embed" xlink:actuate="onLoad" draw:mime-type="image/png"/></draw:frame></text:span><text:span text:style-name="T9"><text:s text:c="2"/>SYZOJ</text:span><text:tab/><text:a xlink:type="simple" xlink:href="https://github.com/syzoj" text:style-name="Internet_20_link" text:visited-style-name="Visited_20_Internet_20_Link"><text:span text:style-name="T15">https://github.com/syzoj</text:span></text:a></text:p>
      <text:p text:style-name="Standard">基于Node.js的用于程序设计竞赛的代码在线评测系统，提供友好的用户界面，支持多种题目类型，实时反馈评测进度。评测采用分布式架构，使用 cgroup 沙盒保证安全性。前后开发了两个版本，分为两个独立的项目：</text:p>
      <text:list xml:id="list170426281012329" text:continue-list="list2305943572" text:style-name="List_20_1">
        <text:list-item>
          <text:p text:style-name="P45"><text:span text:style-name="T10">SYZO</text:span><text:span text:style-name="T11">J 2</text:span></text:p>
          <text:p text:style-name="P33">后端为基于Express + EJS的简易Web服务器，前端采用Semantic UI，有一定的二次开发社区规模，<text:span text:style-name="T99">被广泛应用于中学信息学竞赛的校内评测系统</text:span>。</text:p>
        </text:list-item>
        <text:list-item>
          <text:p text:style-name="P47"><text:span text:style-name="T12">SYZO</text:span><text:span text:style-name="T13">J NG</text:span></text:p>
          <text:p text:style-name="P33">采用前后端分离架构，后端基于Nest.js，前端基于React，模块化程度高，可部署在云计算平台上，<text:span text:style-name="T99">可扩展性更强，</text:span></text:p>
          <text:p text:style-name="P33"><text:span text:style-name="T99">安全性与稳定性更好</text:span>。</text:p>
        </text:list-item>
      </text:list>
      <text:p text:style-name="P17"><text:span text:style-name="T14"><draw:frame draw:style-name="fr1" draw:name="Image16" text:anchor-type="as-char" svg:y="-0.469cm" svg:width="0.6cm" svg:height="0.6cm" draw:z-index="14"><draw:image xlink:href="Pictures/10000D6900003974000039746A2938631C809366.svg" xlink:type="simple" xlink:show="embed" xlink:actuate="onLoad" draw:mime-type="image/svg+xml"/><draw:image xlink:href="Pictures/10000201000002C3000002C32DC018794E1BFD47.png" xlink:type="simple" xlink:show="embed" xlink:actuate="onLoad" draw:mime-type="image/png"/></draw:frame></text:span><text:span text:style-name="T14"><text:s text:c="2"/>LibreOJ</text:span><text:tab/><text:a xlink:type="simple" xlink:href="https://loj.ac/" text:style-name="Internet_20_link" text:visited-style-name="Visited_20_Internet_20_Link"><text:span text:style-name="T16">https://loj.ac</text:span></text:a></text:p>
      <text:p text:style-name="Standard">使用上述SYZOJ系统搭建的公共在线代码评测网站，系统由本人维护，内容由社区维护，主要面向青少年信息学竞赛（NOI）选手与大学生程序设计竞赛（ICPC）选手，<text:span text:style-name="T82">拥有两万用户和</text:span><text:span text:style-name="T80">100</text:span><text:span text:style-name="T82">万评测量</text:span><text:span text:style-name="T99">。</text:span></text:p>
      <text:p text:style-name="Standard">目前部署于Azure云计算服务与Wasabi云存储上，评测机使用自有硬件。</text:p>
      <text:p text:style-name="P2"/>
      <text:p text:style-name="P25"><draw:frame draw:style-name="fr1" draw:name="Image17" text:anchor-type="as-char" svg:y="-0.517cm" svg:width="0.63cm" svg:height="0.63cm" draw:z-index="15"><draw:image xlink:href="Pictures/1000425100000D5500000D55E69FE583DE54CA8E.svg" xlink:type="simple" xlink:show="embed" xlink:actuate="onLoad" draw:mime-type="image/svg+xml"/><draw:image xlink:href="Pictures/1000020100000102000001022095663C81C338EB.png" xlink:type="simple" xlink:show="embed" xlink:actuate="onLoad" draw:mime-type="image/png"/></draw:frame><text:s text:c="2"/>奖项</text:p>
      <text:p text:style-name="P14">全国青少年信息学奥林匹克联赛（NOIP）<text:span text:style-name="T99">一等奖</text:span><text:span text:style-name="T51"><text:tab/></text:span><text:span text:style-name="T69">2015</text:span><text:span text:style-name="T100">，</text:span><text:span text:style-name="T69">2016</text:span><text:span text:style-name="T100">，</text:span><text:span text:style-name="T69">2017</text:span></text:p>
      <text:p text:style-name="P14">全国青少年信息学奥林匹克竞赛（NOI）<text:span text:style-name="T99">银奖</text:span><text:span text:style-name="T53"><text:tab/></text:span><text:span text:style-name="T62">2017</text:span></text:p>
      <text:p text:style-name="P14">第43届ACM-ICPC区域赛南京站<text:span text:style-name="T99">银奖</text:span><text:span text:style-name="T83"><text:tab/></text:span><text:span text:style-name="T62">2018</text:span></text:p>
      <text:p text:style-name="P14">第43届ACM-ICPC东亚地区总决赛（EC-Final）<text:span text:style-name="T99">铜奖</text:span><text:span text:style-name="T4"><text:tab/></text:span><text:span text:style-name="T62">2018</text:span></text:p>
      <text:p text:style-name="P5"/>
      <text:p text:style-name="P29"><draw:frame draw:style-name="fr1" draw:name="Image18" text:anchor-type="as-char" svg:y="-0.519cm" svg:width="0.63cm" svg:height="0.63cm" draw:z-index="16"><draw:image xlink:href="Pictures/10000BBF00000D5500000D553859579E1F8BEE1D.svg" xlink:type="simple" xlink:show="embed" xlink:actuate="onLoad" draw:mime-type="image/svg+xml"/><draw:image xlink:href="Pictures/100002010000010200000102A8EC7BD123F96177.png" xlink:type="simple" xlink:show="embed" xlink:actuate="onLoad" draw:mime-type="image/png"/></draw:frame><text:s text:c="2"/>技能</text:p>
      <text:list xml:id="list170427528275503" text:continue-list="list3723635268" text:style-name="List_20_1">
        <text:list-item>
          <text:p text:style-name="P31"><text:span text:style-name="T76">算法</text:span><text:span text:style-name="T4">：多次参加NOI、</text:span><text:span text:style-name="T5">ICPC系列比赛，获得了上述奖项。</text:span></text:p>
        </text:list-item>
        <text:list-item>
          <text:p text:style-name="P43"><text:span text:style-name="T80">Linux</text:span>：熟练使用GNU/Linux作为桌面与服务器系统，熟练使用命令行操作。</text:p>
        </text:list-item>
        <text:list-item>
          <text:p text:style-name="P43"><text:span text:style-name="T80">Web</text:span>：熟练编写JS和TS，能够独立完成简易Web应用前后端的开发与部署，以及简单的UI设计。</text:p>
          <text:list>
            <text:list-header>
              <text:p text:style-name="P43"><text:span text:style-name="T81">后端</text:span>：能够使用PHP、Python开发小型后端应用，熟练使用Node.js进行后端开发。</text:p>
              <text:p text:style-name="P41"><text:span text:style-name="T75">前端</text:span><text:span text:style-name="T3">：熟练使用jQuery、React进行前端开发。熟悉Chrome Dev</text:span><text:span text:style-name="T7">Tools的常规使用。</text:span></text:p>
            </text:list-header>
          </text:list>
        </text:list-item>
        <text:list-item>
          <text:p text:style-name="P41"><text:span text:style-name="T74">C/C++</text:span><text:span text:style-name="T3">：熟悉现代</text:span><text:span text:style-name="T6">C/C++ 的常规使用，熟练使用gdb进行调试，</text:span><text:span text:style-name="T3">能够使用C/C++ 开发小型项目。</text:span></text:p>
          <text:list>
            <text:list-header>
              <text:p text:style-name="P41"><text:span text:style-name="T3">如作为课程作业完成的</text:span><text:a xlink:type="simple" xlink:href="https://github.com/Menci/transaction-tester" text:style-name="Internet_20_link" text:visited-style-name="Visited_20_Internet_20_Link"><text:span text:style-name="T17">事务测试器</text:span></text:a><text:span text:style-name="T3">、</text:span><text:a xlink:type="simple" xlink:href="https://github.com/Menci/web-crawler" text:style-name="Internet_20_link" text:visited-style-name="Visited_20_Internet_20_Link"><text:span text:style-name="T17">爬虫</text:span></text:a><text:span text:style-name="T3">、</text:span><text:a xlink:type="simple" xlink:href="https://github.com/Menci/html-parser" text:style-name="Internet_20_link" text:visited-style-name="Visited_20_Internet_20_Link"><text:span text:style-name="T17">HTML解析器</text:span></text:a><text:span text:style-name="T3">、</text:span><text:a xlink:type="simple" xlink:href="https://github.com/Menci/search-engine-oop" text:style-name="Internet_20_link" text:visited-style-name="Visited_20_Internet_20_Link"><text:span text:style-name="T17">简易搜索引擎</text:span></text:a><text:span text:style-name="T3">等。</text:span></text:p>
            </text:list-header>
          </text:list>
        </text:list-item>
        <text:list-item>
          <text:p text:style-name="P42">熟练使用Google搜索并解决问题，熟练查阅Man-pages、cppreference、MSDN等文档。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ato" svg:font-family="Lato"/>
    <style:font-face style:name="Noto Sans CJK SC Normal" svg:font-family="'Noto Sans CJK SC Normal'" style:font-family-generic="swiss"/>
    <style:font-face style:name="Noto Sans Devanagari1" svg:font-family="'Noto Sans Devanagari'" style:font-family-generic="swiss"/>
    <style:font-face style:name="Cantarell" svg:font-family="Cantarell" style:font-pitch="variable"/>
    <style:font-face style:name="Fira Code" svg:font-family="'Fira Code'" style:font-adornments="Medium" style:font-pitch="variable"/>
    <style:font-face style:name="Lato1" svg:font-family="Lato" style:font-pitch="variable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Cantarell1" svg:font-family="Cantarell" style:font-adornments="Regular" style:font-family-generic="swiss" style:font-pitch="variable"/>
    <style:font-face style:name="Lato2" svg:font-family="La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adornments="Regular" style:font-family-generic="swiss" style:font-pitch="variable"/>
    <style:font-face style:name="Noto Sans CJK SC Light1" svg:font-family="'Noto Sans CJK SC Light'" style:font-family-generic="swiss" style:font-pitch="variable"/>
    <style:font-face style:name="Noto Sans CJK SC Light" svg:font-family="'Noto Sans CJK SC Light'" style:font-adornments="Regular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Medium" svg:font-family="'Noto Sans Medium'" style:font-adornments="Medium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Light1" fo:font-family="'Noto Sans Light'" style:font-style-name="Light" style:font-family-generic="swiss" style:font-pitch="variable" fo:font-size="10.5pt" fo:font-weight="250" style:font-name-asian="Noto Sans CJK SC Light" style:font-family-asian="'Noto Sans CJK SC Light'" style:font-style-name-asian="Regular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341cm" fo:margin-bottom="1.341cm" fo:margin-left="1.341cm" fo:margin-right="1.34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22:11:38.899325484</meta:creation-date>
    <dc:date>2021-01-13T17:04:25.433345576</dc:date>
    <meta:editing-duration>PT3H4M58S</meta:editing-duration>
    <meta:editing-cycles>67</meta:editing-cycles>
    <meta:generator>LibreOffice/7.0.4.2$Linux_X86_64 LibreOffice_project/00$Build-2</meta:generator>
    <meta:document-statistic meta:table-count="0" meta:image-count="18" meta:object-count="0" meta:page-count="2" meta:paragraph-count="61" meta:word-count="1166" meta:character-count="3810" meta:non-whitespace-character-count="3396"/>
  </office:meta>
</office:document-meta>
</file>